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Hindi2" svg:font-family="'Lohit Hindi'"/>
    <style:font-face style:name="OpenSymbol2" svg:font-family="OpenSymbol, 'Arial Unicode MS'"/>
    <style:font-face style:name="Times New Roman1" svg:font-family="'Times New Roman'" style:font-family-generic="roman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84d1" draw:fill="none" draw:fill-color="#0084d1" draw:textarea-vertical-align="middle"/>
    </style:style>
    <style:style style:name="gr2" style:family="graphic" style:parent-style-name="objectwithoutfill">
      <style:graphic-properties svg:stroke-color="#000080" draw:fill="none" draw:fill-color="#0084d1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08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color="#ff0000" draw:fill="solid" draw:fill-color="#ff0000" draw:textarea-horizontal-align="justify" draw:textarea-vertical-align="middle" draw:auto-grow-height="false"/>
    </style:style>
    <style:style style:name="gr6" style:family="graphic" style:parent-style-name="measure" style:list-style-name="L1">
      <style:graphic-properties draw:textarea-vertical-align="middle" draw:line-distance="0.419cm"/>
    </style:style>
    <style:style style:name="gr7" style:family="graphic" style:parent-style-name="standard">
      <style:graphic-properties draw:stroke="none" svg:stroke-color="#000000" draw:fill="none" draw:fill-color="#ffffff" fo:min-height="0.762cm"/>
    </style:style>
    <style:style style:name="gr8" style:family="graphic" style:parent-style-name="objectwithoutfill">
      <style:graphic-properties svg:stroke-width="0.025cm" svg:stroke-color="#0084d1" draw:marker-start-width="0.266cm" draw:marker-end-width="0.266cm" draw:fill="none" draw:fill-color="#0084d1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svg:stroke-width="0.051cm" svg:stroke-color="#000080" draw:marker-start-width="0.355cm" draw:marker-end-width="0.355cm" draw:fill="none" draw:fill-color="#0084d1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color="#000080" draw:fill="solid" draw:fill-color="#00008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0.221cm"/>
    </style:style>
    <style:style style:name="gr12" style:family="graphic" style:parent-style-name="standard">
      <style:graphic-properties svg:stroke-color="#0000ff" draw:fill="solid" draw:fill-color="#0000f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0.258cm"/>
    </style:style>
    <style:style style:name="gr14" style:family="graphic" style:parent-style-name="standard">
      <style:graphic-properties draw:stroke="none" svg:stroke-color="#000000" draw:fill="none" draw:fill-color="#ffffff" fo:min-height="0.127cm"/>
    </style:style>
    <style:style style:name="gr15" style:family="graphic" style:parent-style-name="standard">
      <style:graphic-properties draw:stroke="none" svg:stroke-color="#000000" draw:fill="none" draw:fill-color="#ffffff" fo:min-height="0.294cm"/>
    </style:style>
    <style:style style:name="gr16" style:family="graphic" style:parent-style-name="standard">
      <style:graphic-properties draw:stroke="none" svg:stroke-color="#000000" draw:fill="none" draw:fill-color="#ffffff" fo:min-height="0.254cm"/>
    </style:style>
    <style:style style:name="gr17" style:family="graphic" style:parent-style-name="standard">
      <style:graphic-properties draw:stroke="none" svg:stroke-color="#000000" draw:fill="none" draw:fill-color="#ffffff" fo:min-height="0.512cm"/>
    </style:style>
    <style:style style:name="gr18" style:family="graphic" style:parent-style-name="objectwithoutfill">
      <style:graphic-properties svg:stroke-color="#999999" draw:fill="none" draw:fill-color="#999999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417cm"/>
    </style:style>
    <style:style style:name="gr20" style:family="graphic" style:parent-style-name="standard">
      <style:graphic-properties draw:stroke="none" draw:fill="none" fo:min-height="0.54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2pt" fo:language="hu" fo:country="HU" fo:font-weight="normal" style:font-weight-asian="normal" style:font-weight-complex="normal"/>
    </style:style>
    <style:style style:name="T2" style:family="text">
      <style:text-properties fo:font-size="12pt" fo:language="hu" fo:country="HU" fo:font-weight="normal" style:font-weight-asian="normal" style:font-weight-complex="normal"/>
    </style:style>
    <style:style style:name="T3" style:family="text">
      <style:text-properties style:text-position="-26% 58%" fo:font-size="12pt" fo:language="hu" fo:country="HU" fo:font-weight="normal" style:font-weight-asian="normal" style:font-weight-complex="normal"/>
    </style:style>
    <style:style style:name="T4" style:family="text">
      <style:text-properties style:font-name="Times New Roman1" fo:font-size="12pt" fo:language="hu" fo:country="HU" fo:font-weight="normal" style:font-weight-asian="normal" style:font-weight-complex="normal"/>
    </style:style>
    <style:style style:name="T5" style:family="text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26% 58%" style:font-name="Times New Roman1" fo:font-size="12pt" fo:language="hu" fo:country="HU" fo:font-weight="normal" style:font-weight-asian="normal" style:font-weight-complex="normal"/>
    </style:style>
    <style:style style:name="T7" style:family="text">
      <style:text-properties fo:font-size="12pt" fo:language="hu" fo:country="HU" fo:font-weight="bold" style:font-weight-asian="bold" style:font-weight-complex="bold"/>
    </style:style>
    <style:style style:name="T8" style:family="text">
      <style:text-properties style:font-name="Times New Roman1" fo:font-size="12pt" fo:language="hu" fo:country="HU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921cm" svg:y1="7.858cm" svg:x2="3.54cm" svg:y2="8.239cm">
          <text:p/>
        </draw:line>
        <draw:line draw:style-name="gr1" draw:text-style-name="P1" draw:layer="layout" svg:x1="3.921cm" svg:y1="7.985cm" svg:x2="3.54cm" svg:y2="8.366cm">
          <text:p/>
        </draw:line>
        <draw:line draw:style-name="gr2" draw:text-style-name="P1" draw:layer="layout" svg:x1="3.54cm" svg:y1="8.925cm" svg:x2="5.445cm" svg:y2="7.528cm">
          <text:p/>
        </draw:line>
        <draw:frame draw:style-name="gr3" draw:layer="layout" svg:width="2.159cm" svg:height="0.758cm" svg:x="4.81cm" svg:y="2.655cm">
          <draw:text-box>
            <text:p><text:span text:style-name="T1">q[W/m²] </text:span></text:p>
          </draw:text-box>
        </draw:frame>
        <draw:custom-shape draw:style-name="gr4" draw:text-style-name="P1" draw:layer="layout" svg:width="0.381cm" svg:height="0.381cm" svg:x="3.794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7.35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.651cm" svg:height="0.798cm" svg:x="3.159cm" svg:y="2.651cm">
          <draw:text-box>
            <text:p><text:span text:style-name="T2">t</text:span><text:span text:style-name="T3">1</text:span><text:span text:style-name="T2"> [</text:span><text:span text:style-name="T4">°</text:span><text:span text:style-name="T1">C]</text:span></text:p>
          </draw:text-box>
        </draw:frame>
        <draw:frame draw:style-name="gr3" draw:layer="layout" svg:width="1.651cm" svg:height="0.798cm" svg:x="6.715cm" svg:y="2.651cm">
          <draw:text-box>
            <text:p><text:span text:style-name="T2">t</text:span><text:span text:style-name="T3">2</text:span><text:span text:style-name="T2"> [</text:span><text:span text:style-name="T4">°</text:span><text:span text:style-name="T1">C]</text:span></text:p>
          </draw:text-box>
        </draw:frame>
        <draw:measure draw:style-name="gr6" draw:text-style-name="P2" draw:layer="measurelines" svg:x1="3.921cm" svg:y1="4.921cm" svg:x2="7.477cm" svg:y2="4.921cm">
          <text:p text:style-name="P2"><text:span text:style-name="T5">d</text:span></text:p>
        </draw:measure>
        <draw:frame draw:style-name="gr7" draw:layer="layout" svg:width="0.889cm" svg:height="1.012cm" svg:x="5.445cm" svg:y="1.889cm">
          <draw:text-box>
            <text:p><text:span text:style-name="T4">λ</text:span></text:p>
          </draw:text-box>
        </draw:frame>
        <draw:line draw:style-name="gr8" draw:text-style-name="P1" draw:layer="layout" svg:x1="3.54cm" svg:y1="6.969cm" svg:x2="3.54cm" svg:y2="10.017cm">
          <text:p/>
        </draw:line>
        <draw:path draw:style-name="gr9" draw:text-style-name="P1" draw:layer="layout" svg:width="0.634cm" svg:height="0.761cm" svg:x="2.905cm" svg:y="8.899cm" svg:viewBox="0 0 635 762" svg:d="m0 762c381 0 635-762 635-762">
          <text:p/>
        </draw:path>
        <draw:frame draw:style-name="gr3" draw:layer="layout" svg:width="0.762cm" svg:height="0.798cm" svg:x="2.27cm" svg:y="9.255cm">
          <draw:text-box>
            <text:p><text:span text:style-name="T2">t</text:span><text:span text:style-name="T3">e</text:span><text:span text:style-name="T2"> </text:span></text:p>
          </draw:text-box>
        </draw:frame>
        <draw:custom-shape draw:style-name="gr10" draw:text-style-name="P1" draw:layer="layout" svg:width="0.127cm" svg:height="0.127cm" svg:x="2.778cm" svg:y="9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445cm" svg:y1="6.969cm" svg:x2="5.064cm" svg:y2="7.35cm">
          <text:p/>
        </draw:line>
        <draw:line draw:style-name="gr1" draw:text-style-name="P1" draw:layer="layout" svg:x1="5.445cm" svg:y1="7.096cm" svg:x2="5.064cm" svg:y2="7.477cm">
          <text:p/>
        </draw:line>
        <draw:line draw:style-name="gr1" draw:text-style-name="P1" draw:layer="layout" svg:x1="3.921cm" svg:y1="6.969cm" svg:x2="3.54cm" svg:y2="7.35cm">
          <text:p/>
        </draw:line>
        <draw:line draw:style-name="gr1" draw:text-style-name="P1" draw:layer="layout" svg:x1="3.921cm" svg:y1="7.096cm" svg:x2="3.54cm" svg:y2="7.477cm">
          <text:p/>
        </draw:line>
        <draw:line draw:style-name="gr1" draw:text-style-name="P1" draw:layer="layout" svg:x1="3.921cm" svg:y1="7.223cm" svg:x2="3.54cm" svg:y2="7.604cm">
          <text:p/>
        </draw:line>
        <draw:line draw:style-name="gr1" draw:text-style-name="P1" draw:layer="layout" svg:x1="3.921cm" svg:y1="7.35cm" svg:x2="3.54cm" svg:y2="7.731cm">
          <text:p/>
        </draw:line>
        <draw:line draw:style-name="gr1" draw:text-style-name="P1" draw:layer="layout" svg:x1="3.921cm" svg:y1="7.477cm" svg:x2="3.54cm" svg:y2="7.858cm">
          <text:p/>
        </draw:line>
        <draw:line draw:style-name="gr1" draw:text-style-name="P1" draw:layer="layout" svg:x1="3.921cm" svg:y1="7.604cm" svg:x2="3.54cm" svg:y2="7.985cm">
          <text:p/>
        </draw:line>
        <draw:line draw:style-name="gr1" draw:text-style-name="P1" draw:layer="layout" svg:x1="3.921cm" svg:y1="7.731cm" svg:x2="3.54cm" svg:y2="8.112cm">
          <text:p/>
        </draw:line>
        <draw:line draw:style-name="gr1" draw:text-style-name="P1" draw:layer="layout" svg:x1="3.921cm" svg:y1="8.112cm" svg:x2="3.54cm" svg:y2="8.493cm">
          <text:p/>
        </draw:line>
        <draw:line draw:style-name="gr1" draw:text-style-name="P1" draw:layer="layout" svg:x1="3.921cm" svg:y1="8.239cm" svg:x2="3.54cm" svg:y2="8.62cm">
          <text:p/>
        </draw:line>
        <draw:line draw:style-name="gr1" draw:text-style-name="P1" draw:layer="layout" svg:x1="3.921cm" svg:y1="8.366cm" svg:x2="3.54cm" svg:y2="8.747cm">
          <text:p/>
        </draw:line>
        <draw:line draw:style-name="gr1" draw:text-style-name="P1" draw:layer="layout" svg:x1="3.921cm" svg:y1="8.493cm" svg:x2="3.54cm" svg:y2="8.874cm">
          <text:p/>
        </draw:line>
        <draw:line draw:style-name="gr1" draw:text-style-name="P1" draw:layer="layout" svg:x1="3.921cm" svg:y1="8.62cm" svg:x2="3.54cm" svg:y2="9.001cm">
          <text:p/>
        </draw:line>
        <draw:line draw:style-name="gr1" draw:text-style-name="P1" draw:layer="layout" svg:x1="3.921cm" svg:y1="8.747cm" svg:x2="3.54cm" svg:y2="9.128cm">
          <text:p/>
        </draw:line>
        <draw:line draw:style-name="gr1" draw:text-style-name="P1" draw:layer="layout" svg:x1="3.921cm" svg:y1="8.874cm" svg:x2="3.54cm" svg:y2="9.255cm">
          <text:p/>
        </draw:line>
        <draw:line draw:style-name="gr1" draw:text-style-name="P1" draw:layer="layout" svg:x1="3.921cm" svg:y1="9.001cm" svg:x2="3.54cm" svg:y2="9.382cm">
          <text:p/>
        </draw:line>
        <draw:line draw:style-name="gr1" draw:text-style-name="P1" draw:layer="layout" svg:x1="3.921cm" svg:y1="9.128cm" svg:x2="3.54cm" svg:y2="9.509cm">
          <text:p/>
        </draw:line>
        <draw:line draw:style-name="gr1" draw:text-style-name="P1" draw:layer="layout" svg:x1="3.921cm" svg:y1="9.255cm" svg:x2="3.54cm" svg:y2="9.636cm">
          <text:p/>
        </draw:line>
        <draw:line draw:style-name="gr1" draw:text-style-name="P1" draw:layer="layout" svg:x1="3.921cm" svg:y1="9.382cm" svg:x2="3.54cm" svg:y2="9.763cm">
          <text:p/>
        </draw:line>
        <draw:line draw:style-name="gr1" draw:text-style-name="P1" draw:layer="layout" svg:x1="3.921cm" svg:y1="9.509cm" svg:x2="3.54cm" svg:y2="9.89cm">
          <text:p/>
        </draw:line>
        <draw:line draw:style-name="gr1" draw:text-style-name="P1" draw:layer="layout" svg:x1="3.921cm" svg:y1="9.636cm" svg:x2="3.54cm" svg:y2="10.017cm">
          <text:p/>
        </draw:line>
        <draw:frame draw:style-name="gr3" draw:layer="layout" svg:width="0.889cm" svg:height="0.798cm" svg:x="3.413cm" svg:y="8.584cm">
          <draw:text-box>
            <text:p><text:span text:style-name="T2">t</text:span><text:span text:style-name="T3">2</text:span><text:span text:style-name="T2"> </text:span></text:p>
          </draw:text-box>
        </draw:frame>
        <draw:line draw:style-name="gr8" draw:text-style-name="P1" draw:layer="layout" svg:x1="5.445cm" svg:y1="6.969cm" svg:x2="5.445cm" svg:y2="10.017cm">
          <text:p/>
        </draw:line>
        <draw:line draw:style-name="gr1" draw:text-style-name="P1" draw:layer="layout" svg:x1="5.445cm" svg:y1="7.223cm" svg:x2="5.064cm" svg:y2="7.604cm">
          <text:p/>
        </draw:line>
        <draw:line draw:style-name="gr1" draw:text-style-name="P1" draw:layer="layout" svg:x1="5.445cm" svg:y1="7.35cm" svg:x2="5.064cm" svg:y2="7.731cm">
          <text:p/>
        </draw:line>
        <draw:line draw:style-name="gr1" draw:text-style-name="P1" draw:layer="layout" svg:x1="5.445cm" svg:y1="7.477cm" svg:x2="5.064cm" svg:y2="7.858cm">
          <text:p/>
        </draw:line>
        <draw:line draw:style-name="gr1" draw:text-style-name="P1" draw:layer="layout" svg:x1="5.445cm" svg:y1="7.604cm" svg:x2="5.064cm" svg:y2="7.985cm">
          <text:p/>
        </draw:line>
        <draw:line draw:style-name="gr1" draw:text-style-name="P1" draw:layer="layout" svg:x1="5.445cm" svg:y1="7.985cm" svg:x2="5.064cm" svg:y2="8.366cm">
          <text:p/>
        </draw:line>
        <draw:line draw:style-name="gr1" draw:text-style-name="P1" draw:layer="layout" svg:x1="5.445cm" svg:y1="7.858cm" svg:x2="5.064cm" svg:y2="8.239cm">
          <text:p/>
        </draw:line>
        <draw:line draw:style-name="gr1" draw:text-style-name="P1" draw:layer="layout" svg:x1="5.445cm" svg:y1="7.731cm" svg:x2="5.064cm" svg:y2="8.112cm">
          <text:p/>
        </draw:line>
        <draw:line draw:style-name="gr1" draw:text-style-name="P1" draw:layer="layout" svg:x1="5.445cm" svg:y1="8.366cm" svg:x2="5.064cm" svg:y2="8.747cm">
          <text:p/>
        </draw:line>
        <draw:line draw:style-name="gr1" draw:text-style-name="P1" draw:layer="layout" svg:x1="5.445cm" svg:y1="8.493cm" svg:x2="5.064cm" svg:y2="8.874cm">
          <text:p/>
        </draw:line>
        <draw:line draw:style-name="gr1" draw:text-style-name="P1" draw:layer="layout" svg:x1="5.445cm" svg:y1="8.62cm" svg:x2="5.064cm" svg:y2="9.001cm">
          <text:p/>
        </draw:line>
        <draw:line draw:style-name="gr1" draw:text-style-name="P1" draw:layer="layout" svg:x1="5.445cm" svg:y1="8.747cm" svg:x2="5.064cm" svg:y2="9.128cm">
          <text:p/>
        </draw:line>
        <draw:line draw:style-name="gr1" draw:text-style-name="P1" draw:layer="layout" svg:x1="5.445cm" svg:y1="8.874cm" svg:x2="5.064cm" svg:y2="9.255cm">
          <text:p/>
        </draw:line>
        <draw:line draw:style-name="gr1" draw:text-style-name="P1" draw:layer="layout" svg:x1="5.445cm" svg:y1="9.001cm" svg:x2="5.064cm" svg:y2="9.382cm">
          <text:p/>
        </draw:line>
        <draw:line draw:style-name="gr1" draw:text-style-name="P1" draw:layer="layout" svg:x1="5.445cm" svg:y1="9.128cm" svg:x2="5.064cm" svg:y2="9.509cm">
          <text:p/>
        </draw:line>
        <draw:line draw:style-name="gr1" draw:text-style-name="P1" draw:layer="layout" svg:x1="5.445cm" svg:y1="9.255cm" svg:x2="5.064cm" svg:y2="9.636cm">
          <text:p/>
        </draw:line>
        <draw:line draw:style-name="gr1" draw:text-style-name="P1" draw:layer="layout" svg:x1="5.445cm" svg:y1="9.382cm" svg:x2="5.064cm" svg:y2="9.763cm">
          <text:p/>
        </draw:line>
        <draw:line draw:style-name="gr1" draw:text-style-name="P1" draw:layer="layout" svg:x1="5.445cm" svg:y1="9.509cm" svg:x2="5.064cm" svg:y2="9.89cm">
          <text:p/>
        </draw:line>
        <draw:line draw:style-name="gr1" draw:text-style-name="P1" draw:layer="layout" svg:x1="5.445cm" svg:y1="9.636cm" svg:x2="5.064cm" svg:y2="10.017cm">
          <text:p/>
        </draw:line>
        <draw:custom-shape draw:style-name="gr5" draw:text-style-name="P1" draw:layer="layout" svg:width="3.302cm" svg:height="1.143cm" svg:x="2.524cm" svg:y="7.73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layer="layout" svg:width="1.524cm" svg:height="0.758cm" svg:x="3.921cm" svg:y="7.862cm">
          <draw:text-box>
            <text:p><text:span text:style-name="T1">q</text:span></text:p>
          </draw:text-box>
        </draw:frame>
        <draw:custom-shape draw:style-name="gr10" draw:text-style-name="P1" draw:layer="layout" svg:width="0.127cm" svg:height="0.127cm" svg:x="5.394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" draw:layer="layout" svg:width="0.634cm" svg:height="0.761cm" svg:x="5.445cm" svg:y="6.842cm" svg:viewBox="0 0 635 762" svg:d="m0 762c0-635 635-762 635-762">
          <text:p/>
        </draw:path>
        <draw:frame draw:style-name="gr3" draw:layer="layout" svg:width="0.762cm" svg:height="0.798cm" svg:x="5.953cm" svg:y="6.461cm">
          <draw:text-box>
            <text:p><text:span text:style-name="T2">t</text:span><text:span text:style-name="T3">i</text:span><text:span text:style-name="T2"> </text:span></text:p>
          </draw:text-box>
        </draw:frame>
        <draw:custom-shape draw:style-name="gr10" draw:text-style-name="P1" draw:layer="layout" svg:width="0.127cm" svg:height="0.127cm" svg:x="6.08cm" svg:y="6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0.762cm" svg:height="0.798cm" svg:x="4.556cm" svg:y="6.715cm">
          <draw:text-box>
            <text:p><text:span text:style-name="T2">t</text:span><text:span text:style-name="T3">1</text:span></text:p>
          </draw:text-box>
        </draw:frame>
        <draw:custom-shape draw:style-name="gr10" draw:text-style-name="P1" draw:layer="layout" svg:width="0.127cm" svg:height="0.127cm" svg:x="3.489cm" svg:y="8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0.889cm" svg:height="0.794cm" svg:x="2.27cm" svg:y="9.636cm">
          <draw:text-box>
            <text:p><text:span text:style-name="T4">α</text:span><text:span text:style-name="T6">e</text:span></text:p>
          </draw:text-box>
        </draw:frame>
        <draw:frame draw:style-name="gr3" draw:layer="layout" svg:width="0.889cm" svg:height="0.794cm" svg:x="5.953cm" svg:y="7.096cm">
          <draw:text-box>
            <text:p><text:span text:style-name="T4">α</text:span><text:span text:style-name="T6">i</text:span></text:p>
          </draw:text-box>
        </draw:frame>
        <draw:line draw:style-name="gr1" draw:text-style-name="P1" draw:layer="controls" svg:x1="4.175cm" svg:y1="13.16cm" svg:x2="3.794cm" svg:y2="13.541cm">
          <text:p/>
        </draw:line>
        <draw:line draw:style-name="gr1" draw:text-style-name="P1" draw:layer="controls" svg:x1="4.175cm" svg:y1="13.287cm" svg:x2="3.794cm" svg:y2="13.668cm">
          <text:p/>
        </draw:line>
        <draw:line draw:style-name="gr8" draw:text-style-name="P1" draw:layer="controls" svg:x1="3.794cm" svg:y1="12.271cm" svg:x2="3.794cm" svg:y2="15.319cm">
          <text:p/>
        </draw:line>
        <draw:path draw:style-name="gr9" draw:text-style-name="P1" draw:layer="controls" svg:width="0.634cm" svg:height="0.761cm" svg:x="3.159cm" svg:y="14.201cm" svg:viewBox="0 0 635 762" svg:d="m0 762c381 0 635-762 635-762">
          <text:p/>
        </draw:path>
        <draw:frame draw:style-name="gr3" draw:layer="controls" svg:width="0.762cm" svg:height="0.798cm" svg:x="2.524cm" svg:y="14.557cm">
          <draw:text-box>
            <text:p><text:span text:style-name="T2">t</text:span><text:span text:style-name="T3">e</text:span><text:span text:style-name="T2"> </text:span></text:p>
          </draw:text-box>
        </draw:frame>
        <draw:custom-shape draw:style-name="gr10" draw:text-style-name="P1" draw:layer="controls" svg:width="0.127cm" svg:height="0.127cm" svg:x="3.032cm" svg:y="14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controls" svg:x1="5.699cm" svg:y1="12.271cm" svg:x2="5.318cm" svg:y2="12.652cm">
          <text:p/>
        </draw:line>
        <draw:line draw:style-name="gr1" draw:text-style-name="P1" draw:layer="controls" svg:x1="5.699cm" svg:y1="12.398cm" svg:x2="5.318cm" svg:y2="12.779cm">
          <text:p/>
        </draw:line>
        <draw:line draw:style-name="gr1" draw:text-style-name="P1" draw:layer="controls" svg:x1="4.175cm" svg:y1="12.271cm" svg:x2="3.794cm" svg:y2="12.652cm">
          <text:p/>
        </draw:line>
        <draw:line draw:style-name="gr1" draw:text-style-name="P1" draw:layer="controls" svg:x1="4.175cm" svg:y1="12.398cm" svg:x2="3.794cm" svg:y2="12.779cm">
          <text:p/>
        </draw:line>
        <draw:line draw:style-name="gr1" draw:text-style-name="P1" draw:layer="controls" svg:x1="4.175cm" svg:y1="12.525cm" svg:x2="3.794cm" svg:y2="12.906cm">
          <text:p/>
        </draw:line>
        <draw:line draw:style-name="gr1" draw:text-style-name="P1" draw:layer="controls" svg:x1="4.175cm" svg:y1="12.652cm" svg:x2="3.794cm" svg:y2="13.033cm">
          <text:p/>
        </draw:line>
        <draw:line draw:style-name="gr1" draw:text-style-name="P1" draw:layer="controls" svg:x1="4.175cm" svg:y1="12.779cm" svg:x2="3.794cm" svg:y2="13.16cm">
          <text:p/>
        </draw:line>
        <draw:line draw:style-name="gr1" draw:text-style-name="P1" draw:layer="controls" svg:x1="4.175cm" svg:y1="12.906cm" svg:x2="3.794cm" svg:y2="13.287cm">
          <text:p/>
        </draw:line>
        <draw:line draw:style-name="gr1" draw:text-style-name="P1" draw:layer="controls" svg:x1="4.175cm" svg:y1="13.033cm" svg:x2="3.794cm" svg:y2="13.414cm">
          <text:p/>
        </draw:line>
        <draw:line draw:style-name="gr1" draw:text-style-name="P1" draw:layer="controls" svg:x1="4.175cm" svg:y1="13.414cm" svg:x2="3.794cm" svg:y2="13.795cm">
          <text:p/>
        </draw:line>
        <draw:line draw:style-name="gr1" draw:text-style-name="P1" draw:layer="controls" svg:x1="4.175cm" svg:y1="13.541cm" svg:x2="3.794cm" svg:y2="13.922cm">
          <text:p/>
        </draw:line>
        <draw:line draw:style-name="gr1" draw:text-style-name="P1" draw:layer="controls" svg:x1="4.175cm" svg:y1="13.668cm" svg:x2="3.794cm" svg:y2="14.049cm">
          <text:p/>
        </draw:line>
        <draw:line draw:style-name="gr1" draw:text-style-name="P1" draw:layer="controls" svg:x1="4.175cm" svg:y1="13.795cm" svg:x2="3.794cm" svg:y2="14.176cm">
          <text:p/>
        </draw:line>
        <draw:line draw:style-name="gr1" draw:text-style-name="P1" draw:layer="controls" svg:x1="4.175cm" svg:y1="13.922cm" svg:x2="3.794cm" svg:y2="14.303cm">
          <text:p/>
        </draw:line>
        <draw:line draw:style-name="gr1" draw:text-style-name="P1" draw:layer="controls" svg:x1="4.175cm" svg:y1="14.049cm" svg:x2="3.794cm" svg:y2="14.43cm">
          <text:p/>
        </draw:line>
        <draw:line draw:style-name="gr1" draw:text-style-name="P1" draw:layer="controls" svg:x1="4.175cm" svg:y1="14.176cm" svg:x2="3.794cm" svg:y2="14.557cm">
          <text:p/>
        </draw:line>
        <draw:line draw:style-name="gr1" draw:text-style-name="P1" draw:layer="controls" svg:x1="4.175cm" svg:y1="14.303cm" svg:x2="3.794cm" svg:y2="14.684cm">
          <text:p/>
        </draw:line>
        <draw:line draw:style-name="gr1" draw:text-style-name="P1" draw:layer="controls" svg:x1="4.175cm" svg:y1="14.43cm" svg:x2="3.794cm" svg:y2="14.811cm">
          <text:p/>
        </draw:line>
        <draw:line draw:style-name="gr1" draw:text-style-name="P1" draw:layer="controls" svg:x1="4.175cm" svg:y1="14.557cm" svg:x2="3.794cm" svg:y2="14.938cm">
          <text:p/>
        </draw:line>
        <draw:line draw:style-name="gr1" draw:text-style-name="P1" draw:layer="controls" svg:x1="4.175cm" svg:y1="14.684cm" svg:x2="3.794cm" svg:y2="15.065cm">
          <text:p/>
        </draw:line>
        <draw:line draw:style-name="gr1" draw:text-style-name="P1" draw:layer="controls" svg:x1="4.175cm" svg:y1="14.811cm" svg:x2="3.794cm" svg:y2="15.192cm">
          <text:p/>
        </draw:line>
        <draw:line draw:style-name="gr1" draw:text-style-name="P1" draw:layer="controls" svg:x1="4.175cm" svg:y1="14.938cm" svg:x2="3.794cm" svg:y2="15.319cm">
          <text:p/>
        </draw:line>
        <draw:frame draw:style-name="gr3" draw:layer="controls" svg:width="0.889cm" svg:height="0.798cm" svg:x="3.667cm" svg:y="13.886cm">
          <draw:text-box>
            <text:p><text:span text:style-name="T2">t</text:span><text:span text:style-name="T3">2</text:span><text:span text:style-name="T2"> </text:span></text:p>
          </draw:text-box>
        </draw:frame>
        <draw:line draw:style-name="gr8" draw:text-style-name="P1" draw:layer="controls" svg:x1="5.699cm" svg:y1="12.271cm" svg:x2="5.699cm" svg:y2="15.319cm">
          <text:p/>
        </draw:line>
        <draw:line draw:style-name="gr1" draw:text-style-name="P1" draw:layer="controls" svg:x1="5.699cm" svg:y1="12.525cm" svg:x2="5.318cm" svg:y2="12.906cm">
          <text:p/>
        </draw:line>
        <draw:line draw:style-name="gr1" draw:text-style-name="P1" draw:layer="controls" svg:x1="5.699cm" svg:y1="12.652cm" svg:x2="5.318cm" svg:y2="13.033cm">
          <text:p/>
        </draw:line>
        <draw:line draw:style-name="gr1" draw:text-style-name="P1" draw:layer="controls" svg:x1="5.699cm" svg:y1="12.779cm" svg:x2="5.318cm" svg:y2="13.16cm">
          <text:p/>
        </draw:line>
        <draw:line draw:style-name="gr1" draw:text-style-name="P1" draw:layer="controls" svg:x1="5.699cm" svg:y1="12.906cm" svg:x2="5.318cm" svg:y2="13.287cm">
          <text:p/>
        </draw:line>
        <draw:line draw:style-name="gr1" draw:text-style-name="P1" draw:layer="controls" svg:x1="5.699cm" svg:y1="13.287cm" svg:x2="5.318cm" svg:y2="13.668cm">
          <text:p/>
        </draw:line>
        <draw:line draw:style-name="gr1" draw:text-style-name="P1" draw:layer="controls" svg:x1="5.699cm" svg:y1="13.16cm" svg:x2="5.318cm" svg:y2="13.541cm">
          <text:p/>
        </draw:line>
        <draw:line draw:style-name="gr1" draw:text-style-name="P1" draw:layer="controls" svg:x1="5.699cm" svg:y1="13.033cm" svg:x2="5.318cm" svg:y2="13.414cm">
          <text:p/>
        </draw:line>
        <draw:line draw:style-name="gr1" draw:text-style-name="P1" draw:layer="controls" svg:x1="5.699cm" svg:y1="13.668cm" svg:x2="5.318cm" svg:y2="14.049cm">
          <text:p/>
        </draw:line>
        <draw:line draw:style-name="gr1" draw:text-style-name="P1" draw:layer="controls" svg:x1="5.699cm" svg:y1="13.795cm" svg:x2="5.318cm" svg:y2="14.176cm">
          <text:p/>
        </draw:line>
        <draw:line draw:style-name="gr1" draw:text-style-name="P1" draw:layer="controls" svg:x1="5.699cm" svg:y1="13.922cm" svg:x2="5.318cm" svg:y2="14.303cm">
          <text:p/>
        </draw:line>
        <draw:line draw:style-name="gr1" draw:text-style-name="P1" draw:layer="controls" svg:x1="5.699cm" svg:y1="14.049cm" svg:x2="5.318cm" svg:y2="14.43cm">
          <text:p/>
        </draw:line>
        <draw:line draw:style-name="gr1" draw:text-style-name="P1" draw:layer="controls" svg:x1="5.699cm" svg:y1="14.176cm" svg:x2="5.318cm" svg:y2="14.557cm">
          <text:p/>
        </draw:line>
        <draw:line draw:style-name="gr1" draw:text-style-name="P1" draw:layer="controls" svg:x1="5.699cm" svg:y1="14.303cm" svg:x2="5.318cm" svg:y2="14.684cm">
          <text:p/>
        </draw:line>
        <draw:line draw:style-name="gr1" draw:text-style-name="P1" draw:layer="controls" svg:x1="5.699cm" svg:y1="14.43cm" svg:x2="5.318cm" svg:y2="14.811cm">
          <text:p/>
        </draw:line>
        <draw:line draw:style-name="gr1" draw:text-style-name="P1" draw:layer="controls" svg:x1="5.699cm" svg:y1="14.557cm" svg:x2="5.318cm" svg:y2="14.938cm">
          <text:p/>
        </draw:line>
        <draw:line draw:style-name="gr1" draw:text-style-name="P1" draw:layer="controls" svg:x1="5.699cm" svg:y1="14.684cm" svg:x2="5.318cm" svg:y2="15.065cm">
          <text:p/>
        </draw:line>
        <draw:line draw:style-name="gr1" draw:text-style-name="P1" draw:layer="controls" svg:x1="5.699cm" svg:y1="14.811cm" svg:x2="5.318cm" svg:y2="15.192cm">
          <text:p/>
        </draw:line>
        <draw:line draw:style-name="gr1" draw:text-style-name="P1" draw:layer="controls" svg:x1="5.699cm" svg:y1="14.938cm" svg:x2="5.318cm" svg:y2="15.319cm">
          <text:p/>
        </draw:line>
        <draw:custom-shape draw:style-name="gr10" draw:text-style-name="P1" draw:layer="controls" svg:width="0.127cm" svg:height="0.127cm" svg:x="5.648cm" svg:y="12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" draw:layer="controls" svg:width="0.634cm" svg:height="0.761cm" svg:x="5.699cm" svg:y="12.144cm" svg:viewBox="0 0 635 762" svg:d="m0 762c0-635 635-762 635-762">
          <text:p/>
        </draw:path>
        <draw:custom-shape draw:style-name="gr10" draw:text-style-name="P1" draw:layer="controls" svg:width="0.127cm" svg:height="0.127cm" svg:x="6.334cm" svg:y="12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controls" svg:width="0.762cm" svg:height="0.798cm" svg:x="4.81cm" svg:y="12.017cm">
          <draw:text-box>
            <text:p><text:span text:style-name="T2">t</text:span><text:span text:style-name="T3">1</text:span></text:p>
          </draw:text-box>
        </draw:frame>
        <draw:custom-shape draw:style-name="gr10" draw:text-style-name="P1" draw:layer="controls" svg:width="0.127cm" svg:height="0.127cm" svg:x="3.743cm" svg:y="14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controls" svg:width="0.889cm" svg:height="0.794cm" svg:x="3.159cm" svg:y="14.716cm">
          <draw:text-box>
            <text:p><text:span text:style-name="T4">α</text:span><text:span text:style-name="T6">e</text:span></text:p>
          </draw:text-box>
        </draw:frame>
        <draw:frame draw:style-name="gr3" draw:layer="controls" svg:width="0.889cm" svg:height="0.794cm" svg:x="5.826cm" svg:y="12.303cm">
          <draw:text-box>
            <text:p><text:span text:style-name="T4">α</text:span><text:span text:style-name="T6">i</text:span></text:p>
          </draw:text-box>
        </draw:frame>
        <draw:custom-shape draw:style-name="gr5" draw:text-style-name="P1" draw:layer="controls" svg:width="1.397cm" svg:height="0.635cm" svg:x="3.032cm" svg:y="13.31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controls" svg:width="1.397cm" svg:height="0.635cm" svg:x="4.937cm" svg:y="13.31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layer="controls" svg:width="0.635cm" svg:height="0.758cm" svg:x="5.572cm" svg:y="12.942cm">
          <draw:text-box>
            <text:p><text:span text:style-name="T1">q</text:span></text:p>
          </draw:text-box>
        </draw:frame>
        <draw:frame draw:style-name="gr11" draw:layer="controls" svg:width="0.635cm" svg:height="0.725cm" svg:x="3.286cm" svg:y="12.938cm">
          <draw:text-box>
            <text:p><text:span text:style-name="T1">q</text:span></text:p>
          </draw:text-box>
        </draw:frame>
        <draw:frame draw:style-name="gr3" draw:layer="controls" svg:width="0.762cm" svg:height="0.798cm" svg:x="6.334cm" svg:y="11.759cm">
          <draw:text-box>
            <text:p><text:span text:style-name="T2">t</text:span><text:span text:style-name="T3">i</text:span><text:span text:style-name="T2"> </text:span></text:p>
          </draw:text-box>
        </draw:frame>
        <draw:custom-shape draw:style-name="gr5" draw:text-style-name="P1" draw:layer="controls" svg:width="1.397cm" svg:height="0.635cm" svg:x="5.064cm" svg:y="3.15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controls" svg:width="0.254cm" svg:height="0.254cm" svg:x="7.985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controls" svg:width="0.254cm" svg:height="0.254cm" svg:x="7.985cm" svg:y="21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controls" svg:width="0.254cm" svg:height="0.254cm" svg:x="7.985cm" svg:y="16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controls" svg:width="0.254cm" svg:height="0.254cm" svg:x="10.525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controls" svg:width="0.254cm" svg:height="0.254cm" svg:x="5.446cm" svg:y="18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controls" svg:width="1.143cm" svg:height="0.798cm" svg:x="8.112cm" svg:y="18.236cm">
          <draw:text-box>
            <text:p><text:span text:style-name="T7">t</text:span><text:span text:style-name="T3">i,j</text:span></text:p>
          </draw:text-box>
        </draw:frame>
        <draw:frame draw:style-name="gr3" draw:layer="controls" svg:width="1.27cm" svg:height="0.798cm" svg:x="10.144cm" svg:y="18.145cm">
          <draw:text-box>
            <text:p><text:span text:style-name="T7">t</text:span><text:span text:style-name="T3">i+1,j</text:span></text:p>
          </draw:text-box>
        </draw:frame>
        <draw:frame draw:style-name="gr3" draw:layer="controls" svg:width="1.27cm" svg:height="0.798cm" svg:x="5.191cm" svg:y="18.109cm">
          <draw:text-box>
            <text:p><text:span text:style-name="T7">t</text:span><text:span text:style-name="T3">i-1,j</text:span></text:p>
          </draw:text-box>
        </draw:frame>
        <draw:frame draw:style-name="gr3" draw:layer="controls" svg:width="1.27cm" svg:height="0.798cm" svg:x="8.239cm" svg:y="16.24cm">
          <draw:text-box>
            <text:p><text:span text:style-name="T7">t</text:span><text:span text:style-name="T3">i,j+1</text:span></text:p>
          </draw:text-box>
        </draw:frame>
        <draw:frame draw:style-name="gr3" draw:layer="controls" svg:width="1.27cm" svg:height="0.798cm" svg:x="8.112cm" svg:y="20.812cm">
          <draw:text-box>
            <text:p><text:span text:style-name="T7">t</text:span><text:span text:style-name="T3">i,j-1</text:span></text:p>
          </draw:text-box>
        </draw:frame>
        <draw:frame draw:style-name="gr13" draw:layer="controls" svg:width="1.397cm" svg:height="0.794cm" svg:x="6.715cm" svg:y="17.51cm">
          <draw:text-box>
            <text:p><text:span text:style-name="T4">λ</text:span><text:span text:style-name="T6">i,j+1</text:span></text:p>
          </draw:text-box>
        </draw:frame>
        <draw:frame draw:style-name="gr14" draw:layer="controls" svg:width="1.397cm" svg:height="0.794cm" svg:x="8.112cm" svg:y="19.891cm">
          <draw:text-box>
            <text:p><text:span text:style-name="T8">q</text:span><text:span text:style-name="T6">i,j-1</text:span></text:p>
          </draw:text-box>
        </draw:frame>
        <draw:frame draw:style-name="gr13" draw:layer="controls" svg:width="1.397cm" svg:height="0.794cm" svg:x="6.08cm" svg:y="19.256cm">
          <draw:text-box>
            <text:p><text:span text:style-name="T4">λ</text:span><text:span text:style-name="T6">i-1,j</text:span></text:p>
          </draw:text-box>
        </draw:frame>
        <draw:frame draw:style-name="gr15" draw:layer="controls" svg:width="1.397cm" svg:height="0.794cm" svg:x="9.128cm" svg:y="19.161cm">
          <draw:text-box>
            <text:p><text:span text:style-name="T4">λ</text:span><text:span text:style-name="T6">i+1,j</text:span></text:p>
          </draw:text-box>
        </draw:frame>
        <draw:custom-shape draw:style-name="gr5" draw:text-style-name="P1" draw:layer="controls" svg:width="1.143cm" svg:height="0.254cm" svg:x="6.207cm" svg:y="18.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controls" svg:width="0.254cm" svg:height="1.016cm" svg:x="8.007cm" svg:y="19.70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controls" svg:width="0.254cm" svg:height="1.016cm" svg:x="7.985cm" svg:y="17.256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layer="controls" svg:width="1.397cm" svg:height="0.794cm" svg:x="6.08cm" svg:y="19.002cm">
          <draw:text-box>
            <text:p><text:span text:style-name="T4">Δx</text:span><text:span text:style-name="T6">i-1,j</text:span></text:p>
          </draw:text-box>
        </draw:frame>
        <draw:frame draw:style-name="gr17" draw:layer="controls" svg:width="1.651cm" svg:height="0.794cm" svg:x="6.815cm" svg:y="19.818cm">
          <draw:text-box>
            <text:p><text:span text:style-name="T4">Δy</text:span><text:span text:style-name="T6">i,j-1</text:span></text:p>
          </draw:text-box>
        </draw:frame>
        <draw:frame draw:style-name="gr17" draw:layer="controls" svg:width="1.651cm" svg:height="0.794cm" svg:x="6.715cm" svg:y="17.097cm">
          <draw:text-box>
            <text:p><text:span text:style-name="T4">Δy</text:span><text:span text:style-name="T6">i,j+1</text:span></text:p>
          </draw:text-box>
        </draw:frame>
        <draw:frame draw:style-name="gr14" draw:layer="controls" svg:width="1.778cm" svg:height="0.794cm" svg:x="9.001cm" svg:y="18.78cm">
          <draw:text-box>
            <text:p><text:span text:style-name="T4">Δx</text:span><text:span text:style-name="T6">i+1,j</text:span></text:p>
          </draw:text-box>
        </draw:frame>
        <draw:custom-shape draw:style-name="gr5" draw:text-style-name="P1" draw:layer="controls" svg:width="1.143cm" svg:height="0.254cm" svg:x="8.871cm" svg:y="18.78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" draw:text-style-name="P1" draw:layer="controls" svg:x1="9.509cm" svg:y1="16.367cm" svg:x2="9.509cm" svg:y2="21.955cm">
          <text:p/>
        </draw:line>
        <draw:frame draw:style-name="gr7" draw:layer="controls" svg:width="1.397cm" svg:height="1.012cm" svg:x="8.112cm" svg:y="17.26cm">
          <draw:text-box>
            <text:p><text:span text:style-name="T8">q</text:span><text:span text:style-name="T6">i,j+1</text:span></text:p>
          </draw:text-box>
        </draw:frame>
        <draw:line draw:style-name="gr18" draw:text-style-name="P1" draw:layer="controls" svg:x1="6.715cm" svg:y1="16.24cm" svg:x2="6.715cm" svg:y2="21.955cm">
          <text:p/>
        </draw:line>
        <draw:line draw:style-name="gr18" draw:text-style-name="P1" draw:layer="controls" svg:x1="4.81cm" svg:y1="20.431cm" svg:x2="11.414cm" svg:y2="20.431cm">
          <text:p/>
        </draw:line>
        <draw:line draw:style-name="gr18" draw:text-style-name="P1" draw:layer="controls" svg:x1="4.937cm" svg:y1="17.383cm" svg:x2="11.414cm" svg:y2="17.383cm">
          <text:p/>
        </draw:line>
        <draw:frame draw:style-name="gr16" draw:layer="controls" svg:width="1.397cm" svg:height="0.794cm" svg:x="6.08cm" svg:y="17.986cm">
          <draw:text-box>
            <text:p><text:span text:style-name="T8">q</text:span><text:span text:style-name="T6">i-1,j</text:span></text:p>
          </draw:text-box>
        </draw:frame>
        <draw:frame draw:style-name="gr14" draw:layer="controls" svg:width="1.397cm" svg:height="0.794cm" svg:x="9.001cm" svg:y="18.145cm">
          <draw:text-box>
            <text:p><text:span text:style-name="T8">q</text:span><text:span text:style-name="T6">i+1,j</text:span></text:p>
          </draw:text-box>
        </draw:frame>
        <draw:frame draw:style-name="gr14" draw:layer="controls" svg:width="1.397cm" svg:height="0.794cm" svg:x="6.842cm" svg:y="20.272cm">
          <draw:text-box>
            <text:p><text:span text:style-name="T4">λ</text:span><text:span text:style-name="T6">i,j-1</text:span></text:p>
          </draw:text-box>
        </draw:frame>
        <draw:custom-shape draw:style-name="gr12" draw:text-style-name="P1" draw:layer="controls" svg:width="0.254cm" svg:height="0.254cm" svg:x="8.112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controls" svg:width="0.254cm" svg:height="0.254cm" svg:x="8.112cm" svg:y="2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controls" svg:width="0.254cm" svg:height="0.254cm" svg:x="8.112cm" svg:y="23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controls" svg:width="0.254cm" svg:height="0.254cm" svg:x="10.652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controls" svg:width="1.143cm" svg:height="0.798cm" svg:x="8.239cm" svg:y="24.84cm">
          <draw:text-box>
            <text:p><text:span text:style-name="T7">t</text:span><text:span text:style-name="T3">i,j</text:span></text:p>
          </draw:text-box>
        </draw:frame>
        <draw:frame draw:style-name="gr3" draw:layer="controls" svg:width="1.27cm" svg:height="0.798cm" svg:x="10.271cm" svg:y="24.749cm">
          <draw:text-box>
            <text:p><text:span text:style-name="T7">t</text:span><text:span text:style-name="T3">i+1,j</text:span></text:p>
          </draw:text-box>
        </draw:frame>
        <draw:frame draw:style-name="gr3" draw:layer="controls" svg:width="1.27cm" svg:height="0.798cm" svg:x="8.366cm" svg:y="22.844cm">
          <draw:text-box>
            <text:p><text:span text:style-name="T7">t</text:span><text:span text:style-name="T3">i,j+1</text:span></text:p>
          </draw:text-box>
        </draw:frame>
        <draw:frame draw:style-name="gr3" draw:layer="controls" svg:width="1.27cm" svg:height="0.798cm" svg:x="8.239cm" svg:y="27.416cm">
          <draw:text-box>
            <text:p><text:span text:style-name="T7">t</text:span><text:span text:style-name="T3">i,j-1</text:span></text:p>
          </draw:text-box>
        </draw:frame>
        <draw:frame draw:style-name="gr13" draw:layer="controls" svg:width="1.397cm" svg:height="0.794cm" svg:x="6.842cm" svg:y="24.114cm">
          <draw:text-box>
            <text:p><text:span text:style-name="T4">λ</text:span><text:span text:style-name="T6">i,j+1</text:span></text:p>
          </draw:text-box>
        </draw:frame>
        <draw:frame draw:style-name="gr14" draw:layer="controls" svg:width="1.397cm" svg:height="0.794cm" svg:x="8.239cm" svg:y="26.495cm">
          <draw:text-box>
            <text:p><text:span text:style-name="T8">q</text:span><text:span text:style-name="T6">i,j-1</text:span></text:p>
          </draw:text-box>
        </draw:frame>
        <draw:frame draw:style-name="gr15" draw:layer="controls" svg:width="1.397cm" svg:height="0.794cm" svg:x="9.255cm" svg:y="25.765cm">
          <draw:text-box>
            <text:p><text:span text:style-name="T4">λ</text:span><text:span text:style-name="T6">i+1,j</text:span></text:p>
          </draw:text-box>
        </draw:frame>
        <draw:custom-shape draw:style-name="gr5" draw:text-style-name="P1" draw:layer="controls" svg:width="0.254cm" svg:height="1.016cm" svg:x="8.134cm" svg:y="26.30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controls" svg:width="0.254cm" svg:height="1.016cm" svg:x="8.112cm" svg:y="23.86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layer="controls" svg:width="1.651cm" svg:height="0.794cm" svg:x="6.942cm" svg:y="26.422cm">
          <draw:text-box>
            <text:p><text:span text:style-name="T4">Δy</text:span><text:span text:style-name="T6">i,j-1</text:span></text:p>
          </draw:text-box>
        </draw:frame>
        <draw:frame draw:style-name="gr17" draw:layer="controls" svg:width="1.651cm" svg:height="0.794cm" svg:x="6.842cm" svg:y="23.701cm">
          <draw:text-box>
            <text:p><text:span text:style-name="T4">Δy</text:span><text:span text:style-name="T6">i,j+1</text:span></text:p>
          </draw:text-box>
        </draw:frame>
        <draw:frame draw:style-name="gr14" draw:layer="controls" svg:width="1.778cm" svg:height="0.794cm" svg:x="9.128cm" svg:y="25.384cm">
          <draw:text-box>
            <text:p><text:span text:style-name="T4">Δx</text:span><text:span text:style-name="T6">i+1,j</text:span></text:p>
          </draw:text-box>
        </draw:frame>
        <draw:custom-shape draw:style-name="gr5" draw:text-style-name="P1" draw:layer="controls" svg:width="1.143cm" svg:height="0.254cm" svg:x="8.998cm" svg:y="25.384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" draw:text-style-name="P1" draw:layer="controls" svg:x1="9.636cm" svg:y1="22.971cm" svg:x2="9.636cm" svg:y2="28.559cm">
          <text:p/>
        </draw:line>
        <draw:frame draw:style-name="gr7" draw:layer="controls" svg:width="1.397cm" svg:height="1.012cm" svg:x="8.239cm" svg:y="23.864cm">
          <draw:text-box>
            <text:p><text:span text:style-name="T8">q</text:span><text:span text:style-name="T6">i,j+1</text:span></text:p>
          </draw:text-box>
        </draw:frame>
        <draw:line draw:style-name="gr18" draw:text-style-name="P1" draw:layer="controls" svg:x1="8.239cm" svg:y1="22.844cm" svg:x2="8.239cm" svg:y2="28.559cm">
          <text:p/>
        </draw:line>
        <draw:frame draw:style-name="gr14" draw:layer="controls" svg:width="1.397cm" svg:height="0.794cm" svg:x="9.128cm" svg:y="24.749cm">
          <draw:text-box>
            <text:p><text:span text:style-name="T8">q</text:span><text:span text:style-name="T6">i+1,j</text:span></text:p>
          </draw:text-box>
        </draw:frame>
        <draw:frame draw:style-name="gr14" draw:layer="controls" svg:width="1.397cm" svg:height="0.794cm" svg:x="6.969cm" svg:y="26.876cm">
          <draw:text-box>
            <text:p><text:span text:style-name="T4">λ</text:span><text:span text:style-name="T6">i,j-1</text:span></text:p>
          </draw:text-box>
        </draw:frame>
        <draw:line draw:style-name="gr18" draw:text-style-name="P1" draw:layer="controls" svg:x1="8.239cm" svg:y1="24.241cm" svg:x2="11.795cm" svg:y2="24.241cm">
          <text:p/>
        </draw:line>
        <draw:line draw:style-name="gr18" draw:text-style-name="P1" draw:layer="controls" svg:x1="8.239cm" svg:y1="26.654cm" svg:x2="11.795cm" svg:y2="26.654cm">
          <text:p/>
        </draw:line>
        <draw:custom-shape draw:style-name="gr12" draw:text-style-name="P1" draw:layer="layout" svg:width="0.254cm" svg:height="0.254cm" svg:x="14.97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4.97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4.97cm" svg:y="2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7.51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.143cm" svg:height="0.798cm" svg:x="15.097cm" svg:y="4.393cm">
          <draw:text-box>
            <text:p><text:span text:style-name="T7">t</text:span><text:span text:style-name="T3">i,j</text:span></text:p>
          </draw:text-box>
        </draw:frame>
        <draw:frame draw:style-name="gr3" draw:layer="layout" svg:width="1.27cm" svg:height="0.798cm" svg:x="17.129cm" svg:y="4.302cm">
          <draw:text-box>
            <text:p><text:span text:style-name="T7">t</text:span><text:span text:style-name="T3">i+1,j</text:span></text:p>
          </draw:text-box>
        </draw:frame>
        <draw:frame draw:style-name="gr3" draw:layer="layout" svg:width="1.27cm" svg:height="0.798cm" svg:x="15.224cm" svg:y="2.397cm">
          <draw:text-box>
            <text:p><text:span text:style-name="T7">t</text:span><text:span text:style-name="T3">i,j+1</text:span></text:p>
          </draw:text-box>
        </draw:frame>
        <draw:frame draw:style-name="gr3" draw:layer="layout" svg:width="1.27cm" svg:height="0.798cm" svg:x="15.097cm" svg:y="6.969cm">
          <draw:text-box>
            <text:p><text:span text:style-name="T7">t</text:span><text:span text:style-name="T3">i,j-1</text:span></text:p>
          </draw:text-box>
        </draw:frame>
        <draw:frame draw:style-name="gr13" draw:layer="layout" svg:width="1.397cm" svg:height="0.794cm" svg:x="13.7cm" svg:y="3.667cm">
          <draw:text-box>
            <text:p><text:span text:style-name="T4">λ</text:span><text:span text:style-name="T6">i,j+1</text:span></text:p>
          </draw:text-box>
        </draw:frame>
        <draw:frame draw:style-name="gr14" draw:layer="layout" svg:width="1.397cm" svg:height="0.794cm" svg:x="15.097cm" svg:y="6.048cm">
          <draw:text-box>
            <text:p><text:span text:style-name="T8">q</text:span><text:span text:style-name="T6">i,j-1</text:span></text:p>
          </draw:text-box>
        </draw:frame>
        <draw:frame draw:style-name="gr15" draw:layer="layout" svg:width="1.397cm" svg:height="0.794cm" svg:x="16.113cm" svg:y="5.318cm">
          <draw:text-box>
            <text:p><text:span text:style-name="T4">λ</text:span><text:span text:style-name="T6">i+1,j</text:span></text:p>
          </draw:text-box>
        </draw:frame>
        <draw:custom-shape draw:style-name="gr5" draw:text-style-name="P1" draw:layer="layout" svg:width="0.254cm" svg:height="1.016cm" svg:x="14.992cm" svg:y="5.8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254cm" svg:height="1.016cm" svg:x="14.97cm" svg:y="3.41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layer="layout" svg:width="1.651cm" svg:height="0.794cm" svg:x="13.8cm" svg:y="5.975cm">
          <draw:text-box>
            <text:p><text:span text:style-name="T4">Δy</text:span><text:span text:style-name="T6">i,j-1</text:span></text:p>
          </draw:text-box>
        </draw:frame>
        <draw:frame draw:style-name="gr17" draw:layer="layout" svg:width="1.651cm" svg:height="0.794cm" svg:x="13.7cm" svg:y="3.254cm">
          <draw:text-box>
            <text:p><text:span text:style-name="T4">Δy</text:span><text:span text:style-name="T6">i,j+1</text:span></text:p>
          </draw:text-box>
        </draw:frame>
        <draw:frame draw:style-name="gr14" draw:layer="layout" svg:width="1.778cm" svg:height="0.794cm" svg:x="15.986cm" svg:y="4.937cm">
          <draw:text-box>
            <text:p><text:span text:style-name="T4">Δx</text:span><text:span text:style-name="T6">i+1,j</text:span></text:p>
          </draw:text-box>
        </draw:frame>
        <draw:custom-shape draw:style-name="gr5" draw:text-style-name="P1" draw:layer="layout" svg:width="1.143cm" svg:height="0.254cm" svg:x="15.856cm" svg:y="4.937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" draw:text-style-name="P1" draw:layer="layout" svg:x1="16.494cm" svg:y1="2.524cm" svg:x2="16.494cm" svg:y2="8.112cm">
          <text:p/>
        </draw:line>
        <draw:frame draw:style-name="gr7" draw:layer="layout" svg:width="1.397cm" svg:height="1.012cm" svg:x="15.097cm" svg:y="3.417cm">
          <draw:text-box>
            <text:p><text:span text:style-name="T8">q</text:span><text:span text:style-name="T6">i,j+1</text:span></text:p>
          </draw:text-box>
        </draw:frame>
        <draw:line draw:style-name="gr18" draw:text-style-name="P1" draw:layer="layout" svg:x1="15.097cm" svg:y1="2.397cm" svg:x2="15.097cm" svg:y2="8.112cm">
          <text:p/>
        </draw:line>
        <draw:frame draw:style-name="gr14" draw:layer="layout" svg:width="1.397cm" svg:height="0.794cm" svg:x="15.986cm" svg:y="4.302cm">
          <draw:text-box>
            <text:p><text:span text:style-name="T8">q</text:span><text:span text:style-name="T6">i+1,j</text:span></text:p>
          </draw:text-box>
        </draw:frame>
        <draw:frame draw:style-name="gr14" draw:layer="layout" svg:width="1.397cm" svg:height="0.794cm" svg:x="13.827cm" svg:y="6.429cm">
          <draw:text-box>
            <text:p><text:span text:style-name="T4">λ</text:span><text:span text:style-name="T6">i,j-1</text:span></text:p>
          </draw:text-box>
        </draw:frame>
        <draw:line draw:style-name="gr18" draw:text-style-name="P1" draw:layer="layout" svg:x1="15.097cm" svg:y1="3.794cm" svg:x2="18.653cm" svg:y2="3.794cm">
          <text:p/>
        </draw:line>
        <draw:line draw:style-name="gr18" draw:text-style-name="P1" draw:layer="layout" svg:x1="15.097cm" svg:y1="6.207cm" svg:x2="18.653cm" svg:y2="6.207cm">
          <text:p/>
        </draw:line>
        <draw:custom-shape draw:style-name="gr5" draw:text-style-name="P1" draw:layer="layout" svg:width="0.762cm" svg:height="0.127cm" svg:x="13.848cm" svg:y="4.9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143cm" svg:height="0.254cm" svg:x="6.208cm" svg:y="18.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layer="layout" svg:width="1.778cm" svg:height="0.794cm" svg:x="17.51cm" svg:y="10.906cm">
          <draw:text-box>
            <text:p><text:span text:style-name="T4">T</text:span><text:span text:style-name="T6">3,2</text:span><text:span text:style-name="T4"> </text:span><text:span text:style-name="T4">α</text:span><text:span text:style-name="T6">3,2</text:span></text:p>
          </draw:text-box>
        </draw:frame>
        <draw:frame draw:style-name="gr19" draw:layer="layout" svg:width="1.651cm" svg:height="0.794cm" svg:x="13.192cm" svg:y="4.937cm">
          <draw:text-box>
            <text:p><text:span text:style-name="T8">T</text:span><text:span text:style-name="T6">i-1,j</text:span></text:p>
          </draw:text-box>
        </draw:frame>
        <draw:line draw:style-name="gr18" draw:text-style-name="P1" draw:layer="layout" svg:x1="15.097cm" svg:y1="9.001cm" svg:x2="15.097cm" svg:y2="14.589cm">
          <text:p/>
        </draw:line>
        <draw:line draw:style-name="gr18" draw:text-style-name="P1" draw:layer="layout" svg:x1="16.494cm" svg:y1="8.874cm" svg:x2="16.494cm" svg:y2="14.462cm">
          <text:p/>
        </draw:line>
        <draw:line draw:style-name="gr18" draw:text-style-name="P1" draw:layer="layout" svg:x1="17.256cm" svg:y1="8.874cm" svg:x2="17.256cm" svg:y2="14.462cm">
          <text:p/>
        </draw:line>
        <draw:line draw:style-name="gr18" draw:text-style-name="P1" draw:layer="layout" svg:x1="14.335cm" svg:y1="9.001cm" svg:x2="14.335cm" svg:y2="14.589cm">
          <text:p/>
        </draw:line>
        <draw:line draw:style-name="gr18" draw:text-style-name="P1" draw:layer="layout" svg:x1="13.954cm" svg:y1="10.779cm" svg:x2="17.51cm" svg:y2="10.779cm">
          <text:p/>
        </draw:line>
        <draw:line draw:style-name="gr18" draw:text-style-name="P1" draw:layer="layout" svg:x1="13.827cm" svg:y1="11.922cm" svg:x2="17.383cm" svg:y2="11.922cm">
          <text:p/>
        </draw:line>
        <draw:line draw:style-name="gr18" draw:text-style-name="P1" draw:layer="layout" svg:x1="13.954cm" svg:y1="10.144cm" svg:x2="17.51cm" svg:y2="10.144cm">
          <text:p/>
        </draw:line>
        <draw:line draw:style-name="gr18" draw:text-style-name="P1" draw:layer="layout" svg:x1="13.827cm" svg:y1="12.557cm" svg:x2="17.383cm" svg:y2="12.557cm">
          <text:p/>
        </draw:line>
        <draw:custom-shape draw:style-name="gr12" draw:text-style-name="P1" draw:layer="layout" svg:width="0.254cm" svg:height="0.254cm" svg:x="15.605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7.129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4.208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5.605cm" svg:y="10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5.605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7.129cm" svg:y="10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4.208cm" svg:y="10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7.129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4.208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5.605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.27cm" svg:height="0.798cm" svg:x="13.573cm" svg:y="12.521cm">
          <draw:text-box>
            <text:p><text:span text:style-name="T7">T</text:span><text:span text:style-name="T3">1,1</text:span></text:p>
          </draw:text-box>
        </draw:frame>
        <draw:frame draw:style-name="gr3" draw:layer="layout" svg:width="1.27cm" svg:height="0.798cm" svg:x="15.224cm" svg:y="2.397cm">
          <draw:text-box>
            <text:p><text:span text:style-name="T7">t</text:span><text:span text:style-name="T3">i,j+1</text:span></text:p>
          </draw:text-box>
        </draw:frame>
        <draw:frame draw:style-name="gr3" draw:layer="layout" svg:width="1.27cm" svg:height="0.798cm" svg:x="15.097cm" svg:y="12.557cm">
          <draw:text-box>
            <text:p><text:span text:style-name="T7">T</text:span><text:span text:style-name="T3">2,1</text:span></text:p>
          </draw:text-box>
        </draw:frame>
        <draw:frame draw:style-name="gr3" draw:layer="layout" svg:width="1.27cm" svg:height="0.798cm" svg:x="16.621cm" svg:y="12.557cm">
          <draw:text-box>
            <text:p><text:span text:style-name="T7">T</text:span><text:span text:style-name="T3">3,1</text:span></text:p>
          </draw:text-box>
        </draw:frame>
        <draw:frame draw:style-name="gr3" draw:layer="layout" svg:width="1.27cm" svg:height="0.798cm" svg:x="13.573cm" svg:y="11.251cm">
          <draw:text-box>
            <text:p><text:span text:style-name="T7">T</text:span><text:span text:style-name="T3">1,2</text:span></text:p>
          </draw:text-box>
        </draw:frame>
        <draw:frame draw:style-name="gr3" draw:layer="layout" svg:width="1.27cm" svg:height="0.798cm" svg:x="15.097cm" svg:y="11.287cm">
          <draw:text-box>
            <text:p><text:span text:style-name="T7">T</text:span><text:span text:style-name="T3">2,2</text:span></text:p>
          </draw:text-box>
        </draw:frame>
        <draw:frame draw:style-name="gr3" draw:layer="layout" svg:width="1.27cm" svg:height="0.798cm" svg:x="16.494cm" svg:y="11.287cm">
          <draw:text-box>
            <text:p><text:span text:style-name="T7">T</text:span><text:span text:style-name="T3">3,2</text:span></text:p>
          </draw:text-box>
        </draw:frame>
        <draw:frame draw:style-name="gr3" draw:layer="layout" svg:width="1.27cm" svg:height="0.798cm" svg:x="13.573cm" svg:y="10.108cm">
          <draw:text-box>
            <text:p><text:span text:style-name="T7">T</text:span><text:span text:style-name="T3">1,3</text:span></text:p>
          </draw:text-box>
        </draw:frame>
        <draw:frame draw:style-name="gr3" draw:layer="layout" svg:width="1.27cm" svg:height="0.798cm" svg:x="14.97cm" svg:y="10.108cm">
          <draw:text-box>
            <text:p><text:span text:style-name="T7">T</text:span><text:span text:style-name="T3">2,3</text:span></text:p>
          </draw:text-box>
        </draw:frame>
        <draw:frame draw:style-name="gr3" draw:layer="layout" svg:width="1.27cm" svg:height="0.798cm" svg:x="16.494cm" svg:y="10.108cm">
          <draw:text-box>
            <text:p><text:span text:style-name="T7">T</text:span><text:span text:style-name="T3">3,3</text:span></text:p>
          </draw:text-box>
        </draw:frame>
        <draw:frame draw:style-name="gr19" draw:layer="layout" svg:width="1.778cm" svg:height="0.794cm" svg:x="17.51cm" svg:y="9.763cm">
          <draw:text-box>
            <text:p><text:span text:style-name="T4">T</text:span><text:span text:style-name="T6">3,3</text:span><text:span text:style-name="T4"> </text:span><text:span text:style-name="T4">α</text:span><text:span text:style-name="T6">3,3</text:span></text:p>
          </draw:text-box>
        </draw:frame>
        <draw:frame draw:style-name="gr19" draw:layer="layout" svg:width="1.778cm" svg:height="0.794cm" svg:x="17.51cm" svg:y="12.176cm">
          <draw:text-box>
            <text:p><text:span text:style-name="T4">T</text:span><text:span text:style-name="T6">3,1</text:span><text:span text:style-name="T4"> </text:span><text:span text:style-name="T4">α</text:span><text:span text:style-name="T6">3,1</text:span></text:p>
          </draw:text-box>
        </draw:frame>
        <draw:frame draw:style-name="gr19" draw:layer="layout" svg:width="1.778cm" svg:height="0.794cm" svg:x="12.049cm" svg:y="10.906cm">
          <draw:text-box>
            <text:p><text:span text:style-name="T4">T</text:span><text:span text:style-name="T6">1,2</text:span><text:span text:style-name="T4"> </text:span><text:span text:style-name="T4">α</text:span><text:span text:style-name="T6">1,2</text:span></text:p>
          </draw:text-box>
        </draw:frame>
        <draw:frame draw:style-name="gr19" draw:layer="layout" svg:width="1.778cm" svg:height="0.794cm" svg:x="12.049cm" svg:y="12.176cm">
          <draw:text-box>
            <text:p><text:span text:style-name="T4">T</text:span><text:span text:style-name="T6">1,1</text:span><text:span text:style-name="T4"> </text:span><text:span text:style-name="T4">α</text:span><text:span text:style-name="T6">1,1</text:span></text:p>
          </draw:text-box>
        </draw:frame>
        <draw:frame draw:style-name="gr19" draw:layer="layout" svg:width="1.778cm" svg:height="0.794cm" svg:x="12.049cm" svg:y="9.763cm">
          <draw:text-box>
            <text:p><text:span text:style-name="T4">T</text:span><text:span text:style-name="T6">1,3</text:span><text:span text:style-name="T4"> α</text:span><text:span text:style-name="T6">1,3</text:span></text:p>
          </draw:text-box>
        </draw:frame>
        <draw:frame draw:style-name="gr20" draw:layer="layout" svg:width="1.524cm" svg:height="0.795cm" svg:x="13.446cm" svg:y="13.159cm">
          <draw:text-box>
            <text:p><text:span text:style-name="T4">q</text:span><text:span text:style-name="T6">1,1</text:span><text:span text:style-name="T4">=0</text:span></text:p>
          </draw:text-box>
        </draw:frame>
        <draw:frame draw:style-name="gr20" draw:layer="layout" svg:width="1.524cm" svg:height="0.795cm" svg:x="14.97cm" svg:y="13.192cm">
          <draw:text-box>
            <text:p><text:span text:style-name="T4">q</text:span><text:span text:style-name="T6">2,1</text:span><text:span text:style-name="T4">=0</text:span></text:p>
          </draw:text-box>
        </draw:frame>
        <draw:frame draw:style-name="gr20" draw:layer="layout" svg:width="1.524cm" svg:height="0.795cm" svg:x="16.494cm" svg:y="13.192cm">
          <draw:text-box>
            <text:p><text:span text:style-name="T4">q</text:span><text:span text:style-name="T6">3,1</text:span><text:span text:style-name="T4">=0</text:span></text:p>
          </draw:text-box>
        </draw:frame>
        <draw:frame draw:style-name="gr20" draw:layer="layout" svg:width="1.524cm" svg:height="0.795cm" svg:x="13.573cm" svg:y="9.128cm">
          <draw:text-box>
            <text:p><text:span text:style-name="T4">q</text:span><text:span text:style-name="T6">1,3</text:span><text:span text:style-name="T4">=0</text:span></text:p>
          </draw:text-box>
        </draw:frame>
        <draw:frame draw:style-name="gr20" draw:layer="layout" svg:width="1.524cm" svg:height="0.795cm" svg:x="16.621cm" svg:y="9.128cm">
          <draw:text-box>
            <text:p><text:span text:style-name="T4">q</text:span><text:span text:style-name="T6">3,3</text:span><text:span text:style-name="T4">=0</text:span></text:p>
          </draw:text-box>
        </draw:frame>
        <draw:frame draw:style-name="gr20" draw:layer="layout" svg:width="1.524cm" svg:height="0.795cm" svg:x="15.224cm" svg:y="9.128cm">
          <draw:text-box>
            <text:p><text:span text:style-name="T4">T</text:span><text:span text:style-name="T6">2,3</text:span><text:span text:style-name="T4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3" svg:font-family="OpenSymbol, 'Arial Unicode MS'" style:font-charset="x-symbol"/>
    <style:font-face style:name="Lohit Hindi2" svg:font-family="'Lohit Hindi'"/>
    <style:font-face style:name="OpenSymbol2" svg:font-family="OpenSymbol, 'Arial Unicode MS'"/>
    <style:font-face style:name="Times New Roman1" svg:font-family="'Times New Roman'" style:font-family-generic="roman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hu" fo:country="HU" style:letter-kerning="true" style:font-name-asian="Lohit Hindi1" style:font-family-asian="'Lohit Hindi'" style:font-pitch-asian="variable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Lohit Hindi1" style:font-family-asian="'Lohit Hindi'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Lohit Hindi1" style:font-family-asian="'Lohit Hindi'" style:font-pitch-asian="variable" style:font-size-asian="11.5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1.5pt" fo:font-weight="bold" style:font-name-asian="Lohit Hindi1" style:font-family-asian="'Lohit Hindi'" style:font-pitch-asian="variable" style:font-size-asian="11.5pt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graphic">
      <style:paragraph-properties style:text-autospace="none"/>
    </style:style>
    <style:style style:name="Line_20_Numbering" style:display-name="Line Numbering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Contents_20_4" style:display-name="Contents 4" style:family="graphic">
      <style:paragraph-properties fo:margin-left="2.642cm" fo:margin-right="0cm" fo:text-indent="0cm" style:text-autospace="none">
        <style:tab-stops>
          <style:tab-stop style:position="29.997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Bibliography_20_1" style:display-name="Bibliography 1" style:family="graphic">
      <style:paragraph-properties fo:margin-left="0cm" fo:margin-right="0cm" fo:text-indent="0cm" style:text-autospace="none">
        <style:tab-stops>
          <style:tab-stop style:position="29.997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Addressee" style:family="graphic">
      <style:paragraph-properties fo:margin-top="0cm" fo:margin-bottom="0.187cm" style:text-autospace="none"/>
    </style:style>
    <style:style style:name="Contents_20_8" style:display-name="Contents 8" style:family="graphic">
      <style:paragraph-properties fo:margin-left="6.163cm" fo:margin-right="0cm" fo:text-indent="0cm" style:text-autospace="none">
        <style:tab-stops>
          <style:tab-stop style:position="29.997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Contents_20_10" style:display-name="Contents 10" style:family="graphic">
      <style:paragraph-properties fo:margin-left="7.925cm" fo:margin-right="0cm" fo:text-indent="0cm" style:text-autospace="none">
        <style:tab-stops>
          <style:tab-stop style:position="29.997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Bibliography_20_Heading" style:display-name="Bibliography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97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97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dolgozat-Felhasznalt_20_irodalom" style:display-name="dolgozat-Felhasznalt irodalom" style:family="graphic">
      <style:paragraph-properties fo:margin-left="4.48cm" fo:margin-right="0cm" fo:margin-top="0cm" fo:margin-bottom="0cm" fo:line-height="150%" fo:text-align="start" fo:text-indent="0cm" style:text-autospace="none"/>
      <style:text-properties style:font-name="Times New Roman" fo:font-family="'Times New Roman'" style:font-family-generic="roman" style:font-pitch="variable" fo:font-size="12pt" fo:font-weight="normal" style:font-weight-asian="normal" style:font-weight-complex="normal"/>
    </style:style>
    <style:style style:name="dolgozat-Fejezetcim-1" style:family="graphic">
      <style:paragraph-properties fo:margin-top="0cm" fo:margin-bottom="0.806cm" fo:text-align="start" style:text-autospace="none"/>
      <style:text-properties style:font-name="Times New Roman" fo:font-family="'Times New Roman'" style:font-family-generic="roman" style:font-pitch="variable" fo:font-size="14pt" fo:font-weight="bold" style:font-weight-asian="bold" style:font-weight-complex="bold"/>
    </style:style>
    <style:style style:name="dolgozat-ábra-számozás" style:family="graphic">
      <style:paragraph-properties fo:margin-left="0cm" fo:margin-right="0cm" fo:margin-top="0cm" fo:margin-bottom="0cm" style:line-height-at-least="0.31cm" fo:text-align="center" fo:text-indent="0cm" style:text-autospace="none"/>
      <style:text-properties style:font-name="Times New Roman" fo:font-family="'Times New Roman'" style:font-family-generic="roman" style:font-pitch="variable" fo:font-size="10pt" fo:language="hu" fo:country="HU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dolgozat-Bekezdes" style:family="graphic">
      <style:paragraph-properties fo:margin-left="0cm" fo:margin-right="0cm" fo:margin-top="0cm" fo:margin-bottom="0cm" fo:line-height="150%" fo:text-align="justify" fo:text-indent="0.628cm" style:text-autospace="none"/>
      <style:text-properties style:font-name="Times New Roman" fo:font-family="'Times New Roman'" style:font-family-generic="roman" style:font-pitch="variable" fo:font-size="12pt" fo:font-weight="normal" style:font-weight-asian="normal" style:font-weight-complex="norma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dolgozat-Bekezdes-felsorolas" style:family="graphic">
      <style:paragraph-properties fo:margin-left="0cm" fo:margin-right="0cm" fo:margin-top="0cm" fo:margin-bottom="0cm" fo:line-height="150%" fo:text-align="justify" fo:text-indent="0.628cm" style:text-autospace="none"/>
      <style:text-properties style:font-name="Times New Roman" fo:font-family="'Times New Roman'" style:font-family-generic="roman" style:font-pitch="variable" fo:font-size="12pt" fo:language="hu" fo:country="HU" fo:font-weight="normal" style:font-weight-asian="normal" style:font-weight-complex="normal"/>
    </style:style>
    <style:style style:name="dolgozat-Fejezetcim-5" style:family="graphic">
      <style:paragraph-properties fo:margin-top="0cm" fo:margin-bottom="0.806cm" fo:text-align="start" style:text-autospace="none"/>
      <style:text-properties style:font-name="Times New Roman" fo:font-family="'Times New Roman'" style:font-family-generic="roman" style:font-pitch="variable" fo:font-size="14pt" fo:font-weight="bold" style:font-weight-asian="bold" style:font-weight-complex="bold"/>
    </style:style>
    <style:style style:name="dolgozat-Fejezetcim-4" style:family="graphic">
      <style:paragraph-properties fo:margin-top="0cm" fo:margin-bottom="0.806cm" fo:text-align="start" style:text-autospace="none"/>
      <style:text-properties style:font-name="Times New Roman" fo:font-family="'Times New Roman'" style:font-family-generic="roman" style:font-pitch="variable" fo:font-size="14pt" fo:font-weight="bold" style:font-weight-asian="bold" style:font-weight-complex="bold"/>
    </style:style>
    <style:style style:name="dolgozat-Fejezetcim-3" style:family="graphic">
      <style:paragraph-properties fo:margin-top="0cm" fo:margin-bottom="0.806cm" fo:text-align="start" style:text-autospace="none"/>
      <style:text-properties style:font-name="Times New Roman" fo:font-family="'Times New Roman'" style:font-family-generic="roman" style:font-pitch="variable" fo:font-size="14pt" fo:font-weight="bold" style:font-weight-asian="bold" style:font-weight-complex="bold"/>
    </style:style>
    <style:style style:name="dolgozat-Fejezetcim-2" style:family="graphic">
      <style:paragraph-properties fo:margin-top="0cm" fo:margin-bottom="0.806cm" fo:text-align="start" style:text-autospace="none"/>
      <style:text-properties style:font-name="Times New Roman" fo:font-family="'Times New Roman'" style:font-family-generic="roman" style:font-pitch="variable" fo:font-size="14pt" fo:font-weight="bold" style:font-weight-asian="bold" style:font-weight-complex="bold"/>
    </style:style>
    <style:style style:name="Contents_20_7" style:display-name="Contents 7" style:family="graphic">
      <style:paragraph-properties fo:margin-left="5.283cm" fo:margin-right="0cm" fo:text-indent="0cm" style:text-autospace="none">
        <style:tab-stops>
          <style:tab-stop style:position="29.997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cm" fo:margin-bottom="0.716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dex_20_2" style:display-name="Index 2" style:family="graphic">
      <style:paragraph-properties fo:margin-left="0.88cm" fo:margin-right="0cm" fo:text-indent="0cm" style:text-autospace="none"/>
      <style:text-properties style:font-name-asian="Lohit Hindi2" style:font-family-asian="'Lohit Hindi'"/>
    </style:style>
    <style:style style:name="Index_20_1" style:display-name="Index 1" style:family="graphic">
      <style:paragraph-properties fo:margin-left="0cm" fo:margin-right="0cm" fo:text-indent="0cm" style:text-autospace="none"/>
      <style:text-properties style:font-name-asian="Lohit Hindi2" style:font-family-asian="'Lohit Hindi'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Illustration_20_Index_20_1" style:display-name="Illustration Index 1" style:family="graphic">
      <style:paragraph-properties fo:margin-left="0cm" fo:margin-right="0cm" fo:text-indent="0cm" style:text-autospace="none">
        <style:tab-stops>
          <style:tab-stop style:position="29.997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26T21:45:03.397107949</meta:creation-date>
    <dc:date>2014-03-02T22:07:42.722350308</dc:date>
    <meta:editing-duration>PT12H43M22S</meta:editing-duration>
    <meta:editing-cycles>24</meta:editing-cycles>
    <meta:generator>LibreOffice/4.1.3.2$Linux_x86 LibreOffice_project/410m0$Build-2</meta:generator>
    <meta:document-statistic meta:object-count="248"/>
  </office:meta>
</office:document-meta>
</file>